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67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Swi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LAY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AL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LA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OCK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LAYER_TIL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WALL_TIL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FLAG_TIL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OCK_TIL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FIRE_TIL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I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EA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YOU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WIN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DEFEAT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USH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STOP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9:21:09.309000000</meta:creation-date>
    <dc:date>2020-03-20T19:29:42.541000000</dc:date>
    <meta:editing-duration>PT8M38S</meta:editing-duration>
    <meta:editing-cycles>1</meta:editing-cycles>
    <meta:document-statistic meta:table-count="1" meta:cell-count="72" meta:object-count="0"/>
    <meta:generator>LibreOffice/6.1.0.3$Windows_X86_64 LibreOffice_project/efb621ed25068d70781dc026f7e9c5187a4decd1</meta:generator>
  </office:meta>
</office:document-meta>
</file>